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Calibri"/>
    </style:style>
    <style:style style:name="T1" style:family="text">
      <style:text-properties style:font-name="Calib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ello/Bonjour !</text:p>
      <text:p text:style-name="P3"/>
      <text:p text:style-name="P3">Good news, you may have received or built a FoldaRap, which is a foldable reprap, enjoy :)</text:p>
      <text:p text:style-name="P3"/>
      <text:p text:style-name="P3">RepRap wiki page :</text:p>
      <text:p text:style-name="P1"><text:a xlink:type="simple" xlink:href="http://reprap.org/wiki/FoldaRap"><text:span text:style-name="T1">http://reprap.org/wiki/FoldaRap</text:span></text:a></text:p>
      <text:p text:style-name="P3"/>
      <text:p text:style-name="P3">RepRap Forum for the FoldaRap :</text:p>
      <text:p text:style-name="P1"><text:a xlink:type="simple" xlink:href="http://forums.reprap.org/list.php?283"><text:span text:style-name="T1">http://forums.reprap.org/list.php?283</text:span></text:a><text:span text:style-name="T1"> (EN/FR)</text:span></text:p>
      <text:p text:style-name="P3"/>
      <text:p text:style-name="P3">Section Francophone (pour les question générales et la communauté FR) : </text:p>
      <text:p text:style-name="P1"><text:a xlink:type="simple" xlink:href="http://forums.reprap.org/list.php?110"><text:span text:style-name="T1">http://forums.reprap.org/list.php?110</text:span></text:a></text:p>
      <text:p text:style-name="P1"><text:span text:style-name="T1"/></text:p>
      <text:p text:style-name="P1"><text:span text:style-name="T1"/></text:p>
      <text:p text:style-name="P1"><text:span text:style-name="T1">If you are interested to join the FoldaRap Distributed Manufacturing Network :</text:span></text:p>
      <text:p text:style-name="P1"><text:a xlink:type="simple" xlink:href="http://reprap.org/wiki/FoldaRap_Distributed_Manufacturing"><text:span text:style-name="T1">http://reprap.org/wiki/FoldaRap_Distributed_Manufacturing</text:span></text:a></text:p>
      <text:p text:style-name="P1"><text:a xlink:type="simple" xlink:href="https://groups.google.com/forum/#!forum/fdmn"><text:span text:style-name="T1">https://groups.google.com/forum/#!forum/fdmn</text:span></text:a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4M48S</meta:editing-duration>
    <meta:editing-cycles>6</meta:editing-cycles>
    <meta:generator>OpenOffice.org/3.4.1$Win32 OpenOffice.org_project/341m1$Build-9593</meta:generator>
    <dc:date>2013-09-26T15:26:45.56</dc:date>
    <dc:creator>Emmanuel Gilloz</dc:creator>
    <meta:document-statistic meta:table-count="0" meta:image-count="0" meta:object-count="0" meta:page-count="1" meta:paragraph-count="11" meta:word-count="58" meta:character-count="518"/>
    <meta:user-defined meta:name="Info 1"/>
    <meta:user-defined meta:name="Info 2"/>
    <meta:user-defined meta:name="Info 3"/>
    <meta:user-defined meta:name="Info 4"/>
  </office:meta>
</office:document-meta>
</file>